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style>
    <style:style style:name="T2" style:parent-style-name="Policepardéfaut" style:family="text">
      <style:text-properties fo:font-style="italic" style:font-style-asian="italic" style:font-style-complex="italic"/>
    </style:style>
    <style:style style:name="T3" style:parent-style-name="Policepardéfaut" style:family="text">
      <style:text-properties fo:font-style="italic" style:font-style-asian="italic" style:font-style-complex="italic"/>
    </style:style>
    <style:style style:name="P4" style:parent-style-name="Normal" style:list-style-name="LFO1" style:family="paragraph"/>
    <style:style style:name="P5" style:parent-style-name="Normal" style:list-style-name="LFO2" style:family="paragraph"/>
    <style:style style:name="P6" style:parent-style-name="Normal" style:list-style-name="LFO3" style:family="paragraph">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office:automatic-styles>
  <office:body>
    <office:text text:use-soft-page-breaks="true">
      <text:p text:style-name="P1"/>
      <text:p text:style-name="Normal">5. Pour obtenir ou pour poster</text:p>
      <text:p text:style-name="Normal">Quand<text:s/>vous<text:s/>souhaitez visiter un site Web, votre navigateur envoie une requête au serveur du site. Ce type de demande utilise un mode de connexion (ou un<text:s/>«protocole») appelé " Hypertext Transfer Protocol " (ou HTTP ) qui a été inventé au début des années 1990 par Tim Berners- Lee et son équipe. On n'a pas vraiment besoin de savoir cela, mais je pense qu'il est utile pour comprendre les différentes façons dont nous pouvons connecter à l' API Twitter . Dans HTTP, nous pouvons demander des informations de différentes manières.</text:p>
      <text:p text:style-name="Normal">Le plus populaire est " devient " l'information à partir d'un serveur en utilisant la méthode "GET". Avec "GET" nous demandons l'information par l'envoi de l'URL, ainsi que d'autres informations . Ces autres informations peuvent être ajoutées à la fin de l'URL en mettant un point d'interrogation et enfiler sur l'information après. Par exemple:</text:p>
      <text:p text:style-name="Normal">https:<text:span text:style-name="T2">//api.twitter.com/1.1/statuses/user_timeline.json?screen_name=iagdotme</text:span></text:p>
      <text:p text:style-name="Normal">Nous pouvons également ajouter d'autres éléments d'information en utilisant le symbole esperluette ( "&amp;" ) ...</text:p>
      <text:p text:style-name="Normal">https:<text:span text:style-name="T3">//api.twitter.com/1.1/statuses/user_timeline.json?screen_name=iagdotme&amp;count=50</text:span></text:p>
      <text:p text:style-name="Normal">L'autre méthode populaire est appelé "POST" et est normalement utilisé lorsque vous soumettez un formulaire. Parce que enfiler toutes les informations contenues dans un formulaire à la fin d'une URL ne serait pas pratique (il suffit de penser combien de temps l'URL pourrait être!), L'information supplémentaire est envoyé séparément à l'URL.</text:p>
      <text:p text:style-name="Normal">Il<text:s/>y a<text:s/>d'autres méthodes qui sont utilisées beaucoup moins couramment<text:s/>- HEAD, OPTIONS, PUT, DELETE, TRACE<text:s/>et CONNECT ne nous inquiétons de ça pour le moment.</text:p>
      <text:p text:style-name="Normal">Twitter accepte à la fois les méthodes GET et POST, mais en général demande en lecture seule<text:s/>les données<text:s/>(comme les tweets obtenir)<text:s/><text:s/>demandée par la méthode GET et pour écrire des données (telles que<text:s/>l'envoi d'un tweet) être effectuée par la méthode POST. Il y a une exception en ce que, si votre chaîne de requête va être très longue, vous voudrez peut-être utiliser POST même si vous demandez à<text:s/>lire uniquement les données. En effet, l'URL pourrait<text:s/>être trop longue.</text:p>
      <text:p text:style-name="Normal">Pour cet article, nous allons seulement<text:s/>demander des informations, donc nous allons<text:s/>utiliser un<text:s/>GET.</text:p>
      <text:list text:style-name="LFO1" text:continue-numbering="true">
        <text:list-item>
          <text:p text:style-name="P4">$requestMethod = "GET";</text:p>
        </text:list-item>
      </text:list>
      <text:p text:style-name="Normal">Donc, nous avons donné le Twitter wrapper nos jetons d'accès et l'URL de l'API Call- maintenant, nous devons lui dire que nous voulons utiliser la méthode GET. Pour ce faire, nous avons créé une autre variable de telle sorte que l'enveloppe PHP Twitter peut faire la bonne demande. Appelons cette chaîne $ requestMethod:</text:p>
      <text:p text:style-name="Normal"/>
      <text:p text:style-name="Normal">Nous avons également besoin de mettre<text:s/>l'information GET.<text:s/>Nous pourrions ajouter que l'URL , mais pour le PHP Twitter Wrapper , nous allons ajouter cette information séparément. Je recommande de<text:s/><text:soft-page-break/>regarder à travers chaque ressource de l'API Twitter dans la documentation que chaque ressource ont différents paramètres que vous pouvez<text:s/>ajouter.<text:s/>Pour la user_timeline un, nous pourrions ajouter screen_name et<text:s/>compter.<text:s/>Le paramètre screen_name nous permet de poser l'API de Twitter pour les tweets d'un autre utilisateur et le paramètre de comptage indique twitter nombre<text:s/>de résultats que nous voulons<text:s/>retourner.<text:s/>Dans ce cas, nous voulons recevoir les 20 derniers tweets de l'utilisateur Twitter , @iagdotme . Dans ce cas, la chaîne GET serait :</text:p>
      <text:list text:style-name="LFO2" text:continue-numbering="true">
        <text:list-item>
          <text:p text:style-name="P5">?username=iagdotme&amp;count=20</text:p>
        </text:list-item>
      </text:list>
      <text:p text:style-name="Normal">Afin de le remettre à l'enveloppe PHP Twitter , nous allons définir dans un $ getString string- :</text:p>
      <text:list text:style-name="LFO3" text:continue-numbering="true">
        <text:list-item>
          <text:p text:style-name="P6">$getfield = '?screen_name=iagdotme&amp;count=20';</text:p>
        </text:list-item>
      </text:list>
      <text:p text:style-name="P7"/>
      <text:p text:style-name="P8"/>
      <text:p text:style-name="P9"/>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3">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6:08:00Z</meta:creation-date>
    <dc:date>2016-07-16T19:06:00Z</dc:date>
    <meta:template xlink:href="Normal.dotm" xlink:type="simple"/>
    <meta:editing-cycles>20</meta:editing-cycles>
    <meta:editing-duration>PT4200S</meta:editing-duration>
    <meta:document-statistic meta:page-count="2" meta:paragraph-count="7" meta:word-count="540" meta:character-count="3507" meta:row-count="24" meta:non-whitespace-character-count="2974"/>
  </office:meta>
</office:document-meta>
</file>